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5pt solid #000000"/>
    </style:style>
    <style:style style:name="P1" style:family="paragraph" style:parent-style-name="Standard">
      <style:text-properties officeooo:rsid="00084d1c" officeooo:paragraph-rsid="00084d1c"/>
    </style:style>
    <style:style style:name="P2" style:family="paragraph" style:parent-style-name="Table_20_Contents">
      <style:text-properties style:font-name="Liberation Mono" fo:font-size="9pt" style:font-size-asian="9pt" style:font-size-complex="9pt"/>
    </style:style>
    <style:style style:name="T1" style:family="text">
      <style:text-properties officeooo:rsid="00084d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Установить https://github.com/FlorentRevest/linux-kernel-vscode</text:p>
      <text:p text:style-name="P1"/>
      <text:p text:style-name="Standard">settings.json<text:span text:style-name="T1">:<text:line-break/>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">"clangd.fallbackFlags": [<text:line-break/><text:tab/>"-nostdinc",<text:line-break/><text:tab/>"-I${workspaceFolder}/include",<text:line-break/><text:tab/>"-I${workspaceFolder}/arch/arm/include",<text:line-break/><text:tab/>"-I${workspaceFolder}/arch/arm/include/generated",<text:line-break/><text:tab/>"-I${workspaceFolder}/include/generated/uapi",<text:line-break/><text:tab/>"-I${workspaceFolder}/arch/arm/include/uapi",<text:line-break/><text:tab/>"-D__KERNEL__",<text:line-break/><text:tab/>"--target=arm-linux-gnueabi"<text:line-break/>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5-03T16:02:20.194068000</meta:creation-date>
    <dc:date>2026-05-03T16:03:40.053468000</dc:date>
    <meta:editing-duration>PT1M20S</meta:editing-duration>
    <meta:editing-cycles>1</meta:editing-cycles>
    <meta:document-statistic meta:table-count="1" meta:image-count="0" meta:object-count="0" meta:page-count="1" meta:paragraph-count="3" meta:word-count="15" meta:character-count="388" meta:non-whitespace-character-count="368"/>
    <meta:generator>LibreOffice/25.2.7.2$Windows_X86_64 LibreOffice_project/5cbfd1ab6520636bb5f7b99185aa69bd7456825d</meta:generator>
  </office:meta>
</office:document-meta>
</file>